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line-height="150%"/>
      <style:text-properties officeooo:rsid="0005a117" officeooo:paragraph-rsid="0005a117"/>
    </style:style>
    <style:style style:name="P2" style:family="paragraph" style:parent-style-name="Standard">
      <style:paragraph-properties fo:line-height="150%"/>
      <style:text-properties officeooo:rsid="0005a117" officeooo:paragraph-rsid="0006a02d"/>
    </style:style>
    <style:style style:name="P3" style:family="paragraph" style:parent-style-name="Standard">
      <style:paragraph-properties fo:line-height="150%"/>
      <style:text-properties officeooo:rsid="0005a117" officeooo:paragraph-rsid="0006d85b"/>
    </style:style>
    <style:style style:name="T1" style:family="text">
      <style:text-properties officeooo:rsid="0006a02d"/>
    </style:style>
    <style:style style:name="T2" style:family="text">
      <style:text-properties officeooo:rsid="0006d85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tab/>Project 2 took me a while to wrap my head around, but eventually I figured it out. Most of the problems arose from my lack of experience with OS scheduling. In the future I doubt this will be a problem. I chose to use a vector data structure to implement my ready queue for a few reasons. Primarily because vectors are my data structure of choice in C++, I had never used them in java so I went through the W3Schools page on them. <text:span text:style-name="T1">As I had hoped, I learned that they are very dynamic and as well as great for random access to a know index. I also chose to use a vector because it was imported <text:s/>from java.util.* at the top of the file. This choice of data structure was perfect as I had zero problems with null pointer exceptions. All of </text:span><text:span text:style-name="T2">my </text:span><text:span text:style-name="T1">debugging </text:span><text:span text:style-name="T2">occurred</text:span><text:span text:style-name="T1"> in do_dispatch and do_suspend. In do_dispatch I had an error for “illegal creation of thread”, this was solved by initializing and declaring the thread in the same line as to not create an extra unnecessary thread. In do_suspend I had a problem with a running thread leaving do_suspend with the status ThreadWaiting1 instead of ThreadWaiting0, </text:span><text:span text:style-name="T2">t</text:span><text:span text:style-name="T1">his was due to the ordering of my if statements. The if statement handling running threads came before the one handling waiting threads causing a running thread to be operated on twice, I.e </text:span></text:p>
      <text:p text:style-name="P3"><text:span text:style-name="T1">status == running =&gt; status == waiting0 =&gt; <text:s/>status == waiting1. </text:span><text:span text:style-name="T2">How to implement context switching also really confused me, I realize now I was over complicating the instructions and if I had to redo this assignment I’m certain I could implement context switching more efficiently. </text:span><text:span text:style-name="T1">This wasn’t the most difficul</text:span><text:span text:style-name="T2">t </text:span><text:span text:style-name="T1"><text:s/>assignment and I think it really help prepare me for working with OS Scheduling.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50%"/>
      <style:text-properties officeooo:rsid="0005a117" officeooo:paragraph-rsid="0005a117"/>
    </style:style>
    <style:style style:name="MT1" style:family="text">
      <style:text-properties officeooo:rsid="0006a0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van Owre, CSCE311, Project 2 <text:span text:style-name="MT1">Reflection Paper </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22:54:22.415247341</meta:creation-date>
    <dc:date>2020-10-06T23:24:00.618207053</dc:date>
    <meta:editing-duration>PT7M8S</meta:editing-duration>
    <meta:editing-cycles>1</meta:editing-cycles>
    <meta:document-statistic meta:table-count="0" meta:image-count="0" meta:object-count="0" meta:page-count="1" meta:paragraph-count="3" meta:word-count="307" meta:character-count="1738" meta:non-whitespace-character-count="1426"/>
    <meta:generator>LibreOffice/6.4.6.2$Linux_X86_64 LibreOffice_project/40$Build-2</meta:generator>
  </office:meta>
</office:document-meta>
</file>